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75a4" officeooo:paragraph-rsid="000de793"/>
    </style:style>
    <style:style style:name="P2" style:family="paragraph" style:parent-style-name="Text_20_body" style:list-style-name="L1">
      <style:text-properties officeooo:rsid="00100e77" officeooo:paragraph-rsid="00100e77"/>
    </style:style>
    <style:style style:name="P3" style:family="paragraph" style:parent-style-name="Text_20_body" style:list-style-name="L1">
      <style:text-properties officeooo:rsid="0010dc1b" officeooo:paragraph-rsid="0010dc1b"/>
    </style:style>
    <style:style style:name="P4" style:family="paragraph" style:parent-style-name="Text_20_body" style:list-style-name="L1">
      <style:text-properties officeooo:rsid="0011336b" officeooo:paragraph-rsid="0011336b"/>
    </style:style>
    <style:style style:name="P5" style:family="paragraph" style:parent-style-name="Text_20_body">
      <style:text-properties officeooo:rsid="0013bb58" officeooo:paragraph-rsid="0013bb58"/>
    </style:style>
    <style:style style:name="P6" style:family="paragraph" style:parent-style-name="Text_20_body">
      <style:text-properties officeooo:rsid="0014af26" officeooo:paragraph-rsid="0014af26"/>
    </style:style>
    <style:style style:name="P7" style:family="paragraph" style:parent-style-name="Text_20_body">
      <style:text-properties officeooo:rsid="00168cbe" officeooo:paragraph-rsid="0017fefb"/>
    </style:style>
    <style:style style:name="P8" style:family="paragraph" style:parent-style-name="Text_20_body">
      <style:text-properties officeooo:rsid="001853e6" officeooo:paragraph-rsid="001853e6"/>
    </style:style>
    <style:style style:name="P9" style:family="paragraph" style:parent-style-name="Text_20_body">
      <style:text-properties officeooo:rsid="001ad5e8" officeooo:paragraph-rsid="001ad5e8"/>
    </style:style>
    <style:style style:name="P10" style:family="paragraph" style:parent-style-name="Text_20_body">
      <style:text-properties officeooo:rsid="001b4eae" officeooo:paragraph-rsid="001b4eae"/>
    </style:style>
    <style:style style:name="T1" style:family="text">
      <style:text-properties officeooo:rsid="000de793"/>
    </style:style>
    <style:style style:name="T2" style:family="text">
      <style:text-properties officeooo:rsid="0010dc1b"/>
    </style:style>
    <style:style style:name="T3" style:family="text">
      <style:text-properties officeooo:rsid="0011336b"/>
    </style:style>
    <style:style style:name="T4" style:family="text">
      <style:text-properties officeooo:rsid="0014af26"/>
    </style:style>
    <style:style style:name="T5" style:family="text">
      <style:text-properties officeooo:rsid="0014c0ae"/>
    </style:style>
    <style:style style:name="T6" style:family="text">
      <style:text-properties officeooo:rsid="0017fefb"/>
    </style:style>
    <style:style style:name="T7" style:family="text">
      <style:text-properties fo:color="#000000" fo:font-weight="normal" officeooo:rsid="001730de" style:font-weight-asian="normal" style:font-weight-complex="normal"/>
    </style:style>
    <style:style style:name="T8" style:family="text">
      <style:text-properties officeooo:rsid="001b4ea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cial media</text:h>
      <text:p text:style-name="P1">Social media is a term referring to online communication channels meant for social interaction, content-sharing and collaboration. <text:span text:style-name="T1">Over time, this term became widely used, its exact definition somewhat blurred and if really wanted, most of the today's websites could be labeled as social media. In context of this thesis, <text:s/>I refer to social media in its “original” meaning. To be considered a social media platform, most of following features usually need to be fulfilled:</text:span></text:p>
      <text:list xml:id="list8438406383956733924" text:style-name="L1">
        <text:list-item>
          <text:p text:style-name="P2">User accounts – platform allows users to create and run their own accounts that they can log into. These are online representations of their owners and serve as a too to reach and interact with other users.</text:p>
        </text:list-item>
        <text:list-item>
          <text:p text:style-name="P2">Profile pages – pages which represent an individual, might it be a real person, group of people or company. <text:span text:style-name="T2">It should contain several personal information about the user like bio, profile picture or other personal data.</text:span></text:p>
        </text:list-item>
        <text:list-item>
          <text:p text:style-name="P3">Friends, <text:span text:style-name="T3">followers, groups</text:span> – list of accounts whose owners have some form of a relationship <text:s/><text:span text:style-name="T3">or common interest</text:span> with the user.</text:p>
        </text:list-item>
        <text:list-item>
          <text:p text:style-name="P4">News feeds – Area where all new content from other connected entities appears.</text:p>
        </text:list-item>
      </text:list>
      <text:p text:style-name="P5"><text:line-break/>If a platform fullfills these requirements, it can also often be referred to as social networking platform. Typical, well-known and the biggest social media platforms are Facebook, Twitter <text:span text:style-name="T4">or</text:span> Reddit.</text:p>
      <text:p text:style-name="P5"/>
      <text:h text:style-name="Heading_20_3" text:outline-level="3">Potential of social media data mining</text:h>
      <text:p text:style-name="P6">Among many other <text:span text:style-name="T5">potentials</text:span> of social media, there is a huge amount of data generated on daily basis. There data carry lots of real world <text:span text:style-name="T5">data and if used correctly, they can offer deep insight into almost any area. The process of analyzing these data and searching for repetitive reoccurring patterns with goal of predicting future trends is also called social media mining. Successful mining can not only save money and time spent on getting the data in more traditional way like surveys but can also provide crucial factor in planning or decision making of businesses. As you will have a chance to see in the next chapter, big social networking platforms started realizing that data they own are a “golden egg” and getting raw full data from them got much more difficult than it was in the early years of social media age. For purposes of this thesis – linking bug data with social media, mining of several platforms was done. </text:span></text:p>
      <text:p text:style-name="P6"/>
      <text:p text:style-name="P6"/>
      <text:p text:style-name="P6"/>
      <text:h text:style-name="Heading_20_3" text:outline-level="3"><text:soft-page-break/>Getting the data</text:h>
      <text:p text:style-name="Heading">Twitter</text:p>
      <text:p text:style-name="P7">To get the data from Twitter, <text:s/>I first tried to use the Twitter API <text:span text:style-name="T6">but I very early got to know that Twitter is well aware of the worth of their data. They don't provide tweets older than 2 weeks what basically made their API inapplicable for my purposes. Therefore to get the historical data from Twitter I had to use the Twitter Search Api. To do this I used the project (</text:span><text:a xlink:type="simple" xlink:href="https://github.com/Jefferson-Henrique/GetOldTweets-python"><text:span text:style-name="T7">https://github.com/Jefferson-Henrique/GetOldTweets-python</text:span></text:a><text:span text:style-name="T6">) which simplifies work with Search Api to several basic command line calls. I automated the process to get the tweets containing particular OSS keywords in specified time periods and despite not being to use the primary Twitter API, I managed to get enough tweets to perform sentiment analysis.</text:span></text:p>
      <text:p text:style-name="Heading">Facebook</text:p>
      <text:p text:style-name="P8">I originally planned to use Facebook statuses as a big part of analyzed data. Sadly, this was not possible since Facebook Graph API doesn't allow post searching feature. There was this option till early 2014 with Facebook API 1.x versions but since Graph API has been introduced, there's no way how to make Facebook application send requests to 1.x versions of API. At first, application created before 2014 were still working on top of the early Api versions and it has been maintained but over time, all the applications were migrated to 2.x Api versions. There's currently to public way how to freely get the Facebook posts data. The other types provided by the Api are for example user, page, event, group, place or an add.</text:p>
      <text:p text:style-name="P8"/>
      <text:p text:style-name="Heading">Reddit</text:p>
      <text:p text:style-name="P9">Despite reddit doesn't offer big amount of user data in OSS projects subreddits, I thought getting and working with Reddid could increase the variety of users <text:span text:style-name="T8">and the data. To get the data I used Python PRAW library used to directly work with Reddit Api. </text:span></text:p>
      <text:p text:style-name="P9"/>
      <text:p text:style-name="P10">Stack over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9:16:33.607956525</meta:creation-date>
    <meta:generator>LibreOffice/4.2.8.2$Linux_X86_64 LibreOffice_project/420m0$Build-2</meta:generator>
    <dc:date>2017-09-26T23:59:25.065855682</dc:date>
    <meta:editing-duration>P1DT54M9S</meta:editing-duration>
    <meta:editing-cycles>11</meta:editing-cycles>
    <meta:document-statistic meta:table-count="0" meta:image-count="0" meta:object-count="0" meta:page-count="2" meta:paragraph-count="17" meta:word-count="680" meta:character-count="4048" meta:non-whitespace-character-count="3378"/>
  </office:meta>
</office:document-meta>
</file>